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true" fo:text-indent="-0.9cm"/>
      <style:text-properties fo:font-size="16pt"/>
    </style:style>
    <style:style style:name="P9" style:family="paragraph">
      <style:paragraph-properties text:enable-numbering="true"/>
      <style:text-properties fo:font-size="16pt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 Mono'" style:font-family-generic="swiss" style:font-pitch="fixed" fo:font-size="20pt"/>
    </style:style>
    <style:style style:name="P12" style:family="paragraph">
      <style:paragraph-properties text:enable-numbering="false"/>
      <style:text-properties fo:font-family="'Bitstream Vera Sans Mono'" style:font-family-generic="swiss" style:font-pitch="fixed" fo:font-size="20pt"/>
    </style:style>
    <style:style style:name="P13" style:family="paragraph">
      <style:paragraph-properties fo:margin-left="1.2cm" fo:margin-right="0cm" fo:line-height="100%" text:enable-numbering="false" fo:text-indent="-0.9cm"/>
      <style:text-properties fo:font-size="18pt"/>
    </style:style>
    <style:style style:name="P14" style:family="paragraph">
      <style:paragraph-properties fo:margin-left="1.2cm" fo:margin-right="0cm" fo:margin-top="0cm" fo:margin-bottom="0.5cm" fo:line-height="100%" text:enable-numbering="false" fo:text-indent="-0.9cm"/>
      <style:text-properties style:use-window-font-color="true" style:text-outline="false" style:text-line-through-style="none" fo:font-family="'Bitstream Vera Sans Mono'" style:font-family-generic="swiss" style:font-pitch="fixed" fo:font-size="1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15" style:family="paragraph">
      <style:paragraph-properties fo:line-height="100%" text:enable-numbering="false"/>
      <style:text-properties fo:font-family="'Bitstream Vera Sans Mono'" style:font-family-generic="swiss" style:font-pitch="fixed" fo:font-size="18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1.2cm" fo:margin-right="0cm" text:enable-numbering="true" fo:text-indent="-0.9cm"/>
    </style:style>
    <style:style style:name="T1" style:family="text">
      <style:text-properties fo:font-style="normal"/>
    </style:style>
    <style:style style:name="T2" style:family="text">
      <style:text-properties fo:font-size="22pt"/>
    </style:style>
    <style:style style:name="T3" style:family="text">
      <style:text-properties fo:font-family="'Bitstream Vera Sans Mono'" style:font-family-generic="swiss" style:font-pitch="fixed" fo:font-size="18pt"/>
    </style:style>
    <style:style style:name="T4" style:family="text">
      <style:text-properties fo:font-size="16pt" fo:font-weight="bold"/>
    </style:style>
    <style:style style:name="T5" style:family="text">
      <style:text-properties fo:font-size="16pt"/>
    </style:style>
    <style:style style:name="T6" style:family="text">
      <style:text-properties fo:font-size="16pt" fo:font-style="italic"/>
    </style:style>
    <style:style style:name="T7" style:family="text">
      <style:text-properties fo:font-size="18pt"/>
    </style:style>
    <style:style style:name="T8" style:family="text">
      <style:text-properties fo:font-family="Arial" fo:font-size="32pt"/>
    </style:style>
    <style:style style:name="T9" style:family="text">
      <style:text-properties fo:font-family="'Bitstream Vera Sans Mono'" style:font-family-generic="swiss" style:font-pitch="fixed" fo:font-size="20pt"/>
    </style:style>
    <style:style style:name="T10" style:family="text">
      <style:text-properties fo:color="#5e11a6" fo:font-family="'Bitstream Vera Sans Mono'" style:font-family-generic="swiss" style:font-pitch="fixed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1">Sax - Simple API for XML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3"><text:s/>TDT64 – XML teknologi og standar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Overordnet om Sax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Ingen formell spesifikasjon</text:p>
              </text:list-item>
            </text:list>
            <text:list text:style-name="L2">
              <text:list-item>
                <text:p text:style-name="P4">Referanseimplementasjon i Java (saxproject.org)</text:p>
              </text:list-item>
            </text:list>
            <text:list text:style-name="L2">
              <text:list-item>
                <text:p text:style-name="P4">Streaming XML</text:p>
              </text:list-item>
            </text:list>
            <text:list text:style-name="L2">
              <text:list-item>
                <text:p text:style-name="P4">Hendelsesdrevet AP<text:span text:style-name="T1">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Streaming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4">XML-dokumenter lest som en strøm av tegn (eller strøm av hendelser)</text:p>
              </text:list-item>
            </text:list>
            <text:list text:style-name="L2">
              <text:list-item>
                <text:p text:style-name="P4">Delvis rekonstruert og tolket underveis</text:p>
              </text:list-item>
            </text:list>
            <text:list text:style-name="L2">
              <text:list-item>
                <text:p text:style-name="P4">Bare en mindre del av dokumentet blir lagret i fysisk minne underveis</text:p>
              </text:list-item>
            </text:list>
            <text:list text:style-name="L2">
              <text:list-item>
                <text:p text:style-name="P4">Unidireksjonell / enveis (fra start til slut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Streaming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4">Fordeler:</text:p>
              </text:list-item>
            </text:list>
            <text:list text:style-name="L2">
              <text:list-item>
                <text:list>
                  <text:list-item>
                    <text:p text:style-name="P6">Krever mindre fysisk minne enn f.eks D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ask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elegnet for veldig store dokumenter</text:p>
                  </text:list-item>
                </text:list>
              </text:list-item>
            </text:list>
            <text:list text:style-name="L2">
              <text:list-item>
                <text:p text:style-name="P4">Ulemper:</text:p>
              </text:list-item>
            </text:list>
            <text:list text:style-name="L2">
              <text:list-item>
                <text:list>
                  <text:list-item>
                    <text:p text:style-name="P6">XML-validering krever ofte tilgang til hele dokument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kke egnet for XSLT og Xpath, da disse må kunne nå vilkårlige noder i et 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4">Etterhvert som dokumentet leses vil visse entiteter bli gjenkjent. Eksempel: tags, whitespace, namespace</text:p>
              </text:list-item>
            </text:list>
            <text:list text:style-name="L2">
              <text:list-item>
                <text:p text:style-name="P4">For hver av disse er det definert en hendelse</text:p>
              </text:list-item>
            </text:list>
            <text:list text:style-name="L2">
              <text:list-item>
                <text:p text:style-name="P4">Man kan knytte opp callbacks mot disse hendelse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 text:style-name="P2">Hendelser og callbacks</text:p>
          </draw:text-box>
        </draw:frame>
        <draw:frame presentation:style-name="pr7" draw:layer="layout" svg:width="25.199cm" svg:height="14.438cm" svg:x="1.4cm" svg:y="4.914cm" presentation:class="outline" presentation:user-transformed="true">
          <draw:text-box>
            <text:list text:style-name="L2">
              <text:list-item>
                <text:p text:style-name="P4">Hendelser: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processingI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Docu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Docu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harac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El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El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Prefix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Prefix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ignorableWhitesp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kippedEnt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Eksempel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?xml version="1.0" encoding="UTF-8"?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RootElement param="value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First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8"/></text:span><text:span text:style-name="T3">Some Tex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/First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SecondElement param2="something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8"/></text:span><text:span text:style-name="T3">Pre-Text &lt;Inline&gt;Inlined text&lt;/Inline&gt; Post-tex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/Second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/RootElemen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9" draw:layer="layout" svg:width="25.199cm" svg:height="15.781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Processing Instruction</text:span><text:span text:style-name="T5">, med navnet ”xml” og attributene <text:s/></text:span><text:span text:style-name="T6">version</text:span><text:span text:style-name="T5"> = "1.0" samt </text:span><text:span text:style-name="T6">encoding</text:span><text:span text:style-name="T5"> = "UTF-8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RootElement” og attributten </text:span><text:span text:style-name="T6">param</text:span><text:span text:style-name="T5"> = "value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FirstElement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Some Text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FirstElement”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SecondElement”,og attributten </text:span><text:span text:style-name="T6">param2</text:span><text:span text:style-name="T5"> = "something"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Pre-Text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Inline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Inlined text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Inline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Post-text.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SecondElement”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RootElement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4">Eksempel med Java</text:p>
              </text:list-item>
            </text:list>
            <text:list text:style-name="L2">
              <text:list-item>
                <text:list>
                  <text:list-item>
                    <text:p text:style-name="P10">Opprette handlerklasse ved å arve klassen DefaultHand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verride de hendelsene man treng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pprette en XMLReader, og angi sin egen handler ved hjelp av setContentHandler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jekk javadoc her: <text:span text:style-name="T7"><text:a xlink:href="http://www.saxproject.org/apidoc/org/xml/sax/ContentHandler.html">http://www.saxproject.org/apidoc/org/xml/sax/ContentHandler.html</text:a>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1"><text:span text:style-name="T8">Eksempel på implementasjon</text:span></text:p>
              </text:list-item>
            </text:list>
            <text:list text:style-name="L2">
              <text:list-item>
                <text:p text:style-name="P11"><text:span text:style-name="T9">import org.xml.sax.*;</text:span></text:p>
              </text:list-item>
            </text:list>
            <text:list text:style-name="L2">
              <text:list-item>
                <text:p text:style-name="P11"><text:span text:style-name="T9">import org.xml.sax.helpers.DefaultHandler; </text:span></text:p>
              </text:list-item>
            </text:list>
            <text:list text:style-name="L2">
              <text:list-item>
                <text:p text:style-name="P11"><text:span text:style-name="T9">public class SimpleSax extends DefaultHandler {</text:span></text:p>
              </text:list-item>
            </text:list>
            <text:list text:style-name="L2">
              <text:list-item>
                <text:p text:style-name="P11"><text:span text:style-name="T9"><text:s text:c="2"/></text:span><text:span text:style-name="T9">public void startElement(String uri, String local_name, String raw_name, Attributes amap) throws SAXException {</text:span></text:p>
              </text:list-item>
            </text:list>
            <text:list text:style-name="L2">
              <text:list-item>
                <text:p text:style-name="P11"><text:span text:style-name="T9"><text:s text:c="4"/></text:span><text:span text:style-name="T9">System.out.println("start " + local_name + " found ");</text:span></text:p>
              </text:list-item>
            </text:list>
            <text:list text:style-name="L2">
              <text:list-item>
                <text:p text:style-name="P11"><text:span text:style-name="T9"><text:s text:c="2"/></text:span><text:span text:style-name="T9">}</text:span></text:p>
              </text:list-item>
            </text:list>
            <text:list text:style-name="L2">
              <text:list-item>
                <text:p text:style-name="P11"><text:span text:style-name="T9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15" draw:layer="layout" svg:width="25.199cm" svg:height="15.082cm" svg:x="1.4cm" svg:y="4.914cm" presentation:class="outline" presentation:user-transformed="true">
          <draw:text-box>
            <text:list text:style-name="L2">
              <text:list-item>
                <text:p text:style-name="P13"><text:span text:style-name="T3">public void startElement(String uri, String local_name, String <text:s text:c="25"/>raw_name, Attributes amap) </text:span></text:p>
              </text:list-item>
            </text:list>
            <text:list text:style-name="L2">
              <text:list-item>
                <text:p text:style-name="P13"><text:span text:style-name="T3"><text:s text:c="25"/></text:span><text:span text:style-name="T3">throws SAXException {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System.out.println("start " + local_name + " found");</text:span></text:p>
              </text:list-item>
            </text:list>
            <text:list text:style-name="L2">
              <text:list-item>
                <text:p text:style-name="P13"><text:span text:style-name="T3">}</text:span></text:p>
              </text:list-item>
            </text:list>
            <text:list text:style-name="L2">
              <text:list-item>
                <text:p text:style-name="P14"><text:span text:style-name="T10">&lt;?xml version="1.0" encoding="UTF-8"?&gt;</text:span></text:p>
              </text:list-item>
            </text:list>
            <text:list text:style-name="L2">
              <text:list-item>
                <text:p text:style-name="P14"><text:span text:style-name="T10">&lt;order&gt;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&lt;item&gt;</text:span></text:p>
              </text:list-item>
            </text:list>
            <text:list text:style-name="L2">
              <text:list-item>
                <text:p text:style-name="P14"><text:span text:style-name="T10"><text:s text:c="4"/></text:span><text:span text:style-name="T10">&lt;name&gt;Soccer Ball&lt;/name&gt;</text:span></text:p>
              </text:list-item>
            </text:list>
            <text:list text:style-name="L2">
              <text:list-item>
                <text:p text:style-name="P14"><text:span text:style-name="T10"><text:s text:c="4"/></text:span><text:span text:style-name="T10">&lt;price&gt;15.00&lt;/price&gt;</text:span></text:p>
              </text:list-item>
            </text:list>
            <text:list text:style-name="L2">
              <text:list-item>
                <text:p text:style-name="P14"><text:span text:style-name="T10"><text:s text:c="4"/></text:span><text:span text:style-name="T10">&lt;quantity&gt;5&lt;/quantity&gt;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&lt;/item&gt;</text:span></text:p>
              </text:list-item>
            </text:list>
            <text:list text:style-name="L2">
              <text:list-item>
                <text:p text:style-name="P14"><text:span text:style-name="T10">&lt;/order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Filtre</text:p>
          </draw:text-box>
        </draw:frame>
        <draw:frame presentation:style-name="pr7" draw:layer="layout" svg:width="25.199cm" svg:height="15.591cm" svg:x="1.4cm" svg:y="4.914cm" presentation:class="outline" presentation:user-transformed="true">
          <draw:text-box>
            <text:list text:style-name="L2">
              <text:list-item>
                <text:p text:style-name="P4">Brukes til å manipulere datastrømmen</text:p>
              </text:list-item>
            </text:list>
            <text:list text:style-name="L2">
              <text:list-item>
                <text:p text:style-name="P4">Opprettes ved å arve XMLFilterImpl</text:p>
              </text:list-item>
            </text:list>
            <text:list text:style-name="L2">
              <text:list-item>
                <text:p text:style-name="P4">Kan konstruere et hierarki av filtre ved å linke dem sammen </text:p>
              </text:list-item>
            </text:list>
            <text:list text:style-name="L2">
              <text:list-item>
                <text:list>
                  <text:list-item>
                    <text:p text:style-name="P10">filter1.setParent(xmlReader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ilter2.setParent(filter1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ilter3.setParent(filter2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sv</text:p>
                  </text:list-item>
                </text:list>
              </text:list-item>
            </text:list>
            <text:list text:style-name="L2">
              <text:list-item>
                <text:p text:style-name="P17">Til slutt kaller man parse() på ett av filtrene, vanligvis det på ”bunnen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Push vs. pull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4">SAX er et ”push”-rammeverk</text:p>
              </text:list-item>
            </text:list>
            <text:list text:style-name="L2">
              <text:list-item>
                <text:p text:style-name="P4">Dvs. hendelser vil inntreffe så tidlig som mulig</text:p>
              </text:list-item>
            </text:list>
            <text:list text:style-name="L2">
              <text:list-item>
                <text:p text:style-name="P4">XmlPull gjøre det mulig å be om spesifikke hendelser og iterere over dem</text:p>
              </text:list-item>
            </text:list>
            <text:list text:style-name="L2">
              <text:list-item>
                <text:p text:style-name="P4">En mer direkte tilnærming med bedre kontro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0-23T16:14:23</meta:creation-date>
    <dc:date>2007-10-23T18:21:26</dc:date>
    <dc:language>fi-FI</dc:language>
    <meta:editing-cycles>72</meta:editing-cycles>
    <meta:editing-duration>PT2H7M13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